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officeooo:rsid="002372f0" officeooo:paragraph-rsid="002372f0" style:font-size-asian="24pt" style:font-size-complex="24pt"/>
    </style:style>
    <style:style style:name="P4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officeooo:rsid="00241943" officeooo:paragraph-rsid="00241943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4pt" officeooo:rsid="002106bb" officeooo:paragraph-rsid="002106bb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4514e" officeooo:paragraph-rsid="0024514e" style:font-size-asian="12.25pt" style:font-size-complex="14pt"/>
    </style:style>
    <style:style style:name="T1" style:family="text">
      <style:text-properties officeooo:rsid="002372f0"/>
    </style:style>
    <style:style style:name="T2" style:family="text">
      <style:text-properties officeooo:rsid="00241943"/>
    </style:style>
    <style:style style:name="T3" style:family="text">
      <style:text-properties officeooo:rsid="002567b6"/>
    </style:style>
    <style:style style:name="T4" style:family="text">
      <style:text-properties officeooo:rsid="0025fef5"/>
    </style:style>
    <style:style style:name="T5" style:family="text">
      <style:text-properties officeooo:rsid="0026fe6c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date style:data-style-name="N37" text:date-value="2026-03-11T16:41:32.190494667">03/11/26</text:date></text:p>
      <text:p text:style-name="P2">Math <text:span text:style-name="T1">6</text:span>099 – Colloquium </text:p>
      <text:p text:style-name="P3">Spring 2026</text:p>
      <text:p text:style-name="P1"/>
      <text:p text:style-name="P6">Uniqueness to the Plateau Problem near quadratic cones</text:p>
      <text:p text:style-name="P5">By <text:span text:style-name="T2">Visnu Nandakumaran</text:span></text:p>
      <text:p text:style-name="P6">University of Notre Dame</text:p>
      <text:p text:style-name="P5"/>
      <text:p text:style-name="P8">Reflection by Paul Carmody</text:p>
      <text:p text:style-name="P8"/>
      <text:p text:style-name="P9">Differential Geometry; <text:s/><text:span text:style-name="T3">Studying “bad points in manifold theory”, geometric measure theory, using tangent cones. <text:s/></text:span><text:span text:style-name="T4">I had difficulty following him after a while. <text:s/>It seemed interesting at first. <text:s/>Finding minimum surface on sub-manifolds seems interesting. <text:s/></text:span><text:span text:style-name="T5">The speaker is very enthusiastic about the subject and is refining his presentation skill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6-03-11T16:41:32.061038691</dc:date>
    <meta:editing-duration>PT27M29S</meta:editing-duration>
    <meta:editing-cycles>9</meta:editing-cycles>
    <meta:document-statistic meta:table-count="0" meta:image-count="0" meta:object-count="0" meta:page-count="1" meta:paragraph-count="8" meta:word-count="73" meta:character-count="513" meta:non-whitespace-character-count="441"/>
  </office:meta>
</office:document-meta>
</file>